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936" officeooo:paragraph-rsid="0005a936"/>
    </style:style>
    <style:style style:name="P2" style:family="paragraph" style:parent-style-name="Standard">
      <style:text-properties officeooo:rsid="0005a936" officeooo:paragraph-rsid="000657b2"/>
    </style:style>
    <style:style style:name="P3" style:family="paragraph" style:parent-style-name="Standard">
      <style:text-properties officeooo:rsid="0005a936" officeooo:paragraph-rsid="000a9864"/>
    </style:style>
    <style:style style:name="P4" style:family="paragraph" style:parent-style-name="Standard">
      <style:text-properties officeooo:rsid="000657b2" officeooo:paragraph-rsid="000657b2"/>
    </style:style>
    <style:style style:name="P5" style:family="paragraph" style:parent-style-name="Standard">
      <style:text-properties officeooo:rsid="0007564a" officeooo:paragraph-rsid="0007564a"/>
    </style:style>
    <style:style style:name="P6" style:family="paragraph" style:parent-style-name="Standard">
      <style:text-properties officeooo:rsid="0008f972" officeooo:paragraph-rsid="0008f972"/>
    </style:style>
    <style:style style:name="P7" style:family="paragraph" style:parent-style-name="Standard">
      <style:text-properties officeooo:rsid="0009c107" officeooo:paragraph-rsid="0009c107"/>
    </style:style>
    <style:style style:name="P8" style:family="paragraph" style:parent-style-name="Standard">
      <style:text-properties fo:font-weight="bold" officeooo:rsid="0008f972" officeooo:paragraph-rsid="0008f972" style:font-weight-asian="bold" style:font-weight-complex="bold"/>
    </style:style>
    <style:style style:name="P9" style:family="paragraph" style:parent-style-name="Standard">
      <style:text-properties officeooo:rsid="000657b2" officeooo:paragraph-rsid="000a9864"/>
    </style:style>
    <style:style style:name="P10" style:family="paragraph" style:parent-style-name="Standard">
      <style:text-properties officeooo:rsid="000657b2" officeooo:paragraph-rsid="000657b2"/>
    </style:style>
    <style:style style:name="P11" style:family="paragraph" style:parent-style-name="Standard">
      <style:text-properties officeooo:rsid="0007564a" officeooo:paragraph-rsid="0008f972"/>
    </style:style>
    <style:style style:name="P12" style:family="paragraph" style:parent-style-name="Standard">
      <style:text-properties officeooo:rsid="0007564a" officeooo:paragraph-rsid="000657b2"/>
    </style:style>
    <style:style style:name="P13" style:family="paragraph" style:parent-style-name="Standard">
      <style:text-properties officeooo:rsid="0007564a" officeooo:paragraph-rsid="000d38a7"/>
    </style:style>
    <style:style style:name="P14" style:family="paragraph" style:parent-style-name="Standard">
      <style:text-properties officeooo:rsid="0005a936" officeooo:paragraph-rsid="0005a936"/>
    </style:style>
    <style:style style:name="P15" style:family="paragraph" style:parent-style-name="Standard">
      <style:text-properties officeooo:rsid="0005a936" officeooo:paragraph-rsid="000657b2"/>
    </style:style>
    <style:style style:name="P16" style:family="paragraph" style:parent-style-name="Standard">
      <style:text-properties officeooo:rsid="000b834b" officeooo:paragraph-rsid="000b834b"/>
    </style:style>
    <style:style style:name="P17" style:family="paragraph" style:parent-style-name="Standard">
      <style:text-properties officeooo:rsid="000b834b" officeooo:paragraph-rsid="000c3db9"/>
    </style:style>
    <style:style style:name="P18" style:family="paragraph" style:parent-style-name="Standard">
      <style:text-properties officeooo:rsid="0008f972" officeooo:paragraph-rsid="0008f972"/>
    </style:style>
    <style:style style:name="P19" style:family="paragraph" style:parent-style-name="Standard">
      <style:text-properties officeooo:rsid="0008f972" officeooo:paragraph-rsid="0007564a"/>
    </style:style>
    <style:style style:name="P20" style:family="paragraph" style:parent-style-name="Standard">
      <style:text-properties officeooo:rsid="0008f972" officeooo:paragraph-rsid="000d38a7"/>
    </style:style>
    <style:style style:name="P21" style:family="paragraph" style:parent-style-name="Standard">
      <style:text-properties fo:font-weight="bold" officeooo:rsid="0008f972" officeooo:paragraph-rsid="000d38a7" style:font-weight-asian="bold" style:font-weight-complex="bold"/>
    </style:style>
    <style:style style:name="P22" style:family="paragraph" style:parent-style-name="Standard">
      <style:text-properties fo:font-weight="bold" officeooo:rsid="000b834b" officeooo:paragraph-rsid="000b834b" style:font-weight-asian="bold" style:font-weight-complex="bold"/>
    </style:style>
    <style:style style:name="P23" style:family="paragraph" style:parent-style-name="Standard">
      <style:text-properties officeooo:rsid="0009c107" officeooo:paragraph-rsid="000d38a7"/>
    </style:style>
    <style:style style:name="T1" style:family="text">
      <style:text-properties officeooo:rsid="000657b2"/>
    </style:style>
    <style:style style:name="T2" style:family="text">
      <style:text-properties officeooo:rsid="0008f972"/>
    </style:style>
    <style:style style:name="T3" style:family="text">
      <style:text-properties officeooo:rsid="0009c10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834b" style:font-weight-asian="bold" style:font-weight-complex="bold"/>
    </style:style>
    <style:style style:name="T6" style:family="text">
      <style:text-properties officeooo:rsid="000b834b"/>
    </style:style>
    <style:style style:name="T7" style:family="text">
      <style:text-properties officeooo:rsid="000c3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csi mintán a “<text:span text:style-name="T6">Putyin</text:span>” kifejezést tartalmazó cikkeknek a szentimentjét elemzem. </text:p>
      <text:p text:style-name="P1"/>
      <text:p text:style-name="P1">Sikerült lescrapelni azokat a cikkeket az index.hu-ról, amelyek tartalmaz<text:span text:style-name="T6">nak</text:span> a “<text:span text:style-name="T6">Putyin</text:span>” kifejezés<text:span text:style-name="T6">t és a “háború” címke alatt találhatóak</text:span>. </text:p>
      <text:p text:style-name="P1"/>
      <text:p text:style-name="P1">A “<text:span text:style-name="T6">Putyin</text:span>” kifejezést kb. <text:span text:style-name="T6">1500</text:span> cikk tartalmazza. - <text:span text:style-name="T1">ezeket </text:span><text:span text:style-name="T6">scrapeltem le.</text:span><text:span text:style-name="T1"> </text:span></text:p>
      <text:p text:style-name="P4"><text:tab/>Felmondás előtt [2019-2021]</text:p>
      <text:p text:style-name="P4"><text:tab/>Felmondás után [2021-2023]</text:p>
      <text:p text:style-name="P4"/>
      <text:p text:style-name="P13"/>
      <text:p text:style-name="P21">Fájlok:</text:p>
      <text:p text:style-name="P20"/>
      <text:p text:style-name="P20">Nyersen scrapelt adatok <text:span text:style-name="T7">a scraper alapján</text:span></text:p>
      <text:p text:style-name="P20"><text:tab/><text:span text:style-name="T7">putin_text_raw</text:span>.csv <text:tab/></text:p>
      <text:p text:style-name="P20"><text:tab/></text:p>
      <text:p text:style-name="P20"/>
      <text:p text:style-name="P23">df_clean-ben tisztított adatok</text:p>
      <text:p text:style-name="P23"><text:tab/>cleaned_<text:span text:style-name="T7">putin_text.</text:span>csv <text:s/></text:p>
      <text:p text:style-name="P20"/>
      <text:p text:style-name="P20"/>
      <text:p text:style-name="P23">dfm a big_code-ból</text:p>
      <text:p text:style-name="P23"><text:tab/>putin_dfm.csv </text:p>
      <text:p text:style-name="P20"/>
      <text:p text:style-name="P1"/>
      <text:p text:style-name="P1"/>
      <text:p text:style-name="P11"><text:span text:style-name="T4">Scrapelés: Index_</text:span><text:span text:style-name="T5">putyin_s</text:span><text:span text:style-name="T4">craper.ipynb </text:span>- </text:p>
      <text:p text:style-name="P4"><text:span text:style-name="T5">Scrapelés után marad kb. 1260 cikk</text:span></text:p>
      <text:p text:style-name="P5"/>
      <text:p text:style-name="P5"><text:span text:style-name="T4">Nyers fileok tisztítása: df_cleaner.ipynb</text:span> – <text:span text:style-name="T2">ezt a változók átirogatásával futtattam 2x</text:span></text:p>
      <text:p text:style-name="P5">Itt:</text:p>
      <text:p text:style-name="P5"><text:tab/>NaN törlés</text:p>
      <text:p text:style-name="P5"><text:tab/>HTML tagek törlése</text:p>
      <text:p text:style-name="P5"><text:tab/>/n törlés</text:p>
      <text:p text:style-name="P5"><text:tab/>whitespace törlés</text:p>
      <text:p text:style-name="P5"><text:tab/>duplicate törlés</text:p>
      <text:p text:style-name="P5"><text:tab/>“Kövessen minket facebookon <text:span text:style-name="T6">is</text:span>” törlés</text:p>
      <text:p text:style-name="P1"/>
      <text:p text:style-name="P16">Ezt követően marad kb. 1160 cikk</text:p>
      <text:p text:style-name="P1"/>
      <text:p text:style-name="P1"><text:span text:style-name="T4">A szentiment-elemzést a </text:span><text:span text:style-name="T5">putin</text:span><text:span text:style-name="T4">_big_code.R file végzi</text:span>. <text:line-break/><text:tab/></text:p>
      <text:p text:style-name="P1"/>
      <text:p text:style-name="P3">A fájlok alapvető szűrésen, <text:span text:style-name="T1">és </text:span>dátumkezelésen <text:s/><text:span text:style-name="T1">estek át</text:span>. </text:p>
      <text:p text:style-name="P9">Itt különleges karakterek, whitespacek, és a dátumok string formátumból date formátumba való konvertálása történt. </text:p>
      <text:p text:style-name="P2"/>
      <text:p text:style-name="P16">Előkészítés:</text:p>
      <text:p text:style-name="P4">- létrehoztam egy corpust</text:p>
      <text:p text:style-name="P2"/>
      <text:p text:style-name="P4">- tokenizáltam</text:p>
      <text:p text:style-name="P2"/>
      <text:p text:style-name="P4">- lemmatizáltam a tokeneket.</text:p>
      <text:p text:style-name="P2"><text:soft-page-break/></text:p>
      <text:p text:style-name="P4"><text:span text:style-name="T6">- k</text:span>ivettem a stopszavakat a tokenek közül.</text:p>
      <text:p text:style-name="P2"/>
      <text:p text:style-name="P4"><text:s/>- végül egy documentum-feature mátrixot hoztam létre. Ezeket kimentettem.</text:p>
      <text:p text:style-name="P4"><text:s/></text:p>
      <text:p text:style-name="P4"/>
      <text:p text:style-name="P4"/>
      <text:p text:style-name="P22">Elemzés:</text:p>
      <text:p text:style-name="P16"/>
      <text:p text:style-name="P16">- <text:span text:style-name="T7">Leellenőriztem, hogy a cikkek hosszúsága változik-e a háború kitörésével. Ez beigazolódott. Ugyanakkor a szerkesztőség leváltása nem hozott trendszerű különbséget a cikkek tekintetében. </text:span></text:p>
      <text:p text:style-name="P16"/>
      <text:p text:style-name="P17">- Két részre bontottam az <text:span text:style-name="T7">elemzést. A szentimentek ábrázolásást nem csak cikk szinten aggregáltam dátumok alapján. Létrehoztam egy külön sort a putyin kifejezés környékén található 300-300 karakterláncra. Így nem volt olyan nagy a szórás szentiment terén, és egyfajta csökkenés is megfigyelhető.</text:span></text:p>
      <text:p text:style-name="P16"/>
      <text:p text:style-name="P16">- Napokra aggregélt szentiment pontszámokat ábrázoltam a ggplot, és a ggplotly segítségével.</text:p>
      <text:p text:style-name="P16"/>
      <text:p text:style-name="P16">- Leggyakoribb szavak ábrázolása.</text:p>
      <text:p text:style-name="P16"/>
      <text:p text:style-name="P16"/>
      <text:p text:style-name="P4"/>
      <text:p text:style-name="P12"/>
      <text:p text:style-name="P5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12-03T13:10:26.434000000</dc:date>
    <meta:editing-duration>PT18M1S</meta:editing-duration>
    <meta:editing-cycles>6</meta:editing-cycles>
    <meta:document-statistic meta:table-count="0" meta:image-count="0" meta:object-count="0" meta:page-count="2" meta:paragraph-count="39" meta:word-count="239" meta:character-count="1854" meta:non-whitespace-character-count="1621"/>
  </office:meta>
</office:document-meta>
</file>